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ulo</text:h>
      <text:h text:style-name="Heading_20_2" text:outline-level="2">Lista simplemente encadenada</text:h>
      <text:p text:style-name="Text_20_body">*Una lista es una estructura de datos que contiene una secuencia literal de un numero arbitrario de item del mismo tipo.</text:p>
      <text:p text:style-name="Text_20_body">=&gt;Necesitamos definir el orden de los items</text:p>
      <text:p text:style-name="Text_20_body">*Llamamos nodo a cada elemento de la lista.</text:p>
      <text:p text:style-name="Text_20_body"><text:tab/>*Cada nodo contiene al menos:</text:p>
      <text:p text:style-name="Text_20_body"><text:tab/><text:tab/>-un item de informacion.</text:p>
      <text:p text:style-name="Text_20_body"><text:tab/><text:tab/>-un puntero al siguiente nodo de la lista.</text:p>
      <text:p text:style-name="Text_20_body">*Un puntero es una referencia a una direccion de memoria</text:p>
      <text:p text:style-name="P1">*Es una variable con una direccion de memoria</text:p>
      <text:h text:style-name="Heading_20_3" text:outline-level="3">Sintaxis</text:h>
      <text:p text:style-name="P1">class Lista{</text:p>
      <text:p text:style-name="P1"><text:tab/>NodoLista <text:s/>inicio;</text:p>
      <text:p text:style-name="P1">}</text:p>
      <text:p text:style-name="P1">class NodoLista{</text:p>
      <text:p text:style-name="P1"><text:tab/>Object dato;</text:p>
      <text:p text:style-name="P1"><text:tab/>NodoLista siguiente;</text:p>
      <text:p text:style-name="P1">}</text:p>
      <text:h text:style-name="Heading_20_3" text:outline-level="3"><text:tab/>Convenciones</text:h>
      <text:p text:style-name="P1">*El primer nodo de la lista se llama head y asumimos que en la notacion es el de mas a la izquierda</text:p>
      <text:p text:style-name="P1">*Remover el primer elemento de la lista nos deja con una lista que llamamos tail.</text:p>
      <text:p text:style-name="P1">*El ultimo elemento debe apuntar a n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17S</meta:editing-duration>
    <meta:editing-cycles>3</meta:editing-cycles>
    <meta:generator>OpenOffice/4.1.5$Win32 OpenOffice.org_project/415m1$Build-9789</meta:generator>
    <dc:date>2018-08-30T20:51:55.57</dc:date>
    <meta:document-statistic meta:table-count="0" meta:image-count="0" meta:object-count="0" meta:page-count="1" meta:paragraph-count="22" meta:word-count="133" meta:character-count="764"/>
    <dc:creator>Mauro Aguirre de Leon</dc:creator>
    <meta:user-defined meta:name="Info 1"/>
    <meta:user-defined meta:name="Info 2"/>
    <meta:user-defined meta:name="Info 3"/>
    <meta:user-defined meta:name="Info 4"/>
  </office:meta>
</office:document-meta>
</file>